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16d760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1ac22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officeooo:rsid="00156721" officeooo:paragraph-rsid="0015672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officeooo:rsid="0017882a" officeooo:paragraph-rsid="0017882a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officeooo:rsid="0016d760" officeooo:paragraph-rsid="0016d760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5pt" fo:language="ru" fo:country="RU" officeooo:rsid="00156721" officeooo:paragraph-rsid="00156721" style:font-size-asian="13.1000003814697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20pt" fo:language="ru" fo:country="RU" officeooo:rsid="00156721" officeooo:paragraph-rsid="00156721" style:font-size-asian="20pt" style:font-size-complex="20pt"/>
    </style:style>
    <style:style style:name="T1" style:family="text">
      <style:text-properties officeooo:rsid="001984be"/>
    </style:style>
    <style:style style:name="T2" style:family="text">
      <style:text-properties officeooo:rsid="001990d2"/>
    </style:style>
    <style:style style:name="T3" style:family="text">
      <style:text-properties officeooo:rsid="001ac222"/>
    </style:style>
    <style:style style:name="T4" style:family="text">
      <style:text-properties officeooo:rsid="001990d2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уществует так называемый диапазон допустимых значений, к примеру у нас может быть переменная которая может равняться числу от -128 до 127. в протоколе <text:span text:style-name="T1">самое большое допустимое число </text:span><text:span text:style-name="T2">будет обозначаться как </text:span><text:bookmark-start text:name="__DdeLink__2_2319451315"/><text:bookmark-start text:name="__DdeLink__5_2319451315"/><text:span text:style-name="T2">UP</text:span><text:bookmark-end text:name="__DdeLink__2_2319451315"/><text:span text:style-name="T2">_LIMIT</text:span><text:bookmark-end text:name="__DdeLink__5_2319451315"/><text:span text:style-name="T2">, а самое маленькое допустимое число как DOWN_LIMIT.</text:span></text:p>
      <text:p text:style-name="P3"/>
      <text:p text:style-name="P7">Операции с переменным и постоянным числом</text:p>
      <text:p text:style-name="P6"/>
      <text:p text:style-name="P5">сложение</text:p>
      <text:p text:style-name="P1"/>
      <text:p text:style-name="P2">допустим в выражении вида a + b член «a» переменная, а член «b» константа. <text:span text:style-name="T3">В таком случае самое значение переменной «a» равняется <text:s/></text:span><text:bookmark-start text:name="__DdeLink__2_2319451315 Copy 1"/><text:span text:style-name="T4">UP</text:span><text:bookmark-end text:name="__DdeLink__2_2319451315 Copy 1"/><text:span text:style-name="T4">_LIMIT -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8:03:27.485947113</meta:creation-date>
    <dc:date>2026-02-14T18:32:09.005165068</dc:date>
    <meta:editing-duration>PT16M59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69" meta:character-count="457" meta:non-whitespace-character-count="390"/>
  </office:meta>
</office:document-meta>
</file>